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style-name="ce1"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style-name="ce1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1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table:style-name="ce1"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style-name="ce1" office:value-type="float" office:value="31">
            <text:p>3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16:3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0T16:35:56.25</meta:creation-date>
    <dc:date>2011-03-20T16:38:47.75</dc:date>
    <meta:editing-duration>PT00H02M54S</meta:editing-duration>
    <meta:editing-cycles>1</meta:editing-cycles>
    <meta:document-statistic meta:table-count="3" meta:cell-count="49" meta:object-count="0"/>
    <meta:generator>OpenOffice.org/3.0$Win32 OpenOffice.org_project/300m15$Build-9379</meta:generator>
  </office:meta>
</office:document-meta>
</file>